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5-10-20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5-07-1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5-04-2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5-01-24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4-11-2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4-10-15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4-07-23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4-04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4-01-31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3-11-01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3-07-25 1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3-04-24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3-01-1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2-10-2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2-08-16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2-07-2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2-05-2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2-04-2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2-02-0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2-01-19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1-10-28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1-08-0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1-04-28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1-02-01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1-01-07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0-10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0-07-30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0-04-27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0-02-1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20-01-27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9-10-2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9-07-23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9-05-0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9-03-12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9-01-2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8-10-25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8-08-30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8-08-01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8-04-27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8-04-10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8-01-31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7-10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7-07-2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7-05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7-05-0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7-01-3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6-10-3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6-08-0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6-05-0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6-01-2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5-11-12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5-08-0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5-06-04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5-04-2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5-01-2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5-01-05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4-11-0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4-07-28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4-04-2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4-02-06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3-10-2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3-07-3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3-04-30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3-01-30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2-11-01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2-08-07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2-04-2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2-01-31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2-01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1-10-3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1-08-04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1-05-0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1-02-0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0-11-0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0-08-0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0-07-12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0-05-06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10-02-03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9-11-0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9-08-03 21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9-04-27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9-02-04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8-10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8-07-30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8-04-2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8-01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7-11-06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7-07-3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7-04-30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7-01-3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6-11-01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6-08-01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6-05-0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6-02-0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5-11-01 18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5-08-02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5-05-2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5-01-28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4-11-09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4-08-0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4-05-24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4-02-04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3-02-0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2-02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1-08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0-12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0-09-27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0-06-12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2000-03-10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199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1999-08-17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1999-04-2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1998-08-0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1998-07-14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199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199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5U4</text:p>
          </table:table-cell>
          <table:table-cell office:value-type="string" calcext:value-type="string">
            <text:p>Hobucken</text:p>
          </table:table-cell>
          <table:table-cell office:value-type="string" calcext:value-type="string">
            <text:p>197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98" meta:object-count="0"/>
    <meta:user-defined meta:name="AppVersion">3.0</meta:user-defined>
  </office:meta>
</office:document-meta>
</file>